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155a8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1155a8"/>
    </style:style>
    <style:style style:name="P5" style:family="paragraph" style:parent-style-name="Text_20_body">
      <style:paragraph-properties fo:text-align="start" style:justify-single-word="false"/>
      <style:text-properties officeooo:rsid="001c7708" officeooo:paragraph-rsid="001c7708"/>
    </style:style>
    <style:style style:name="P6" style:family="paragraph" style:parent-style-name="Text_20_body">
      <style:paragraph-properties fo:text-align="start" style:justify-single-word="false"/>
      <style:text-properties officeooo:rsid="001c7708" officeooo:paragraph-rsid="001f3c1b"/>
    </style:style>
    <style:style style:name="P7" style:family="paragraph" style:parent-style-name="Text_20_body">
      <style:paragraph-properties fo:text-align="start" style:justify-single-word="false"/>
      <style:text-properties officeooo:rsid="001d7610" officeooo:paragraph-rsid="001d7610"/>
    </style:style>
    <style:style style:name="P8" style:family="paragraph" style:parent-style-name="Text_20_body">
      <style:paragraph-properties fo:text-align="start" style:justify-single-word="false"/>
      <style:text-properties officeooo:rsid="001f3c1b" officeooo:paragraph-rsid="001f3c1b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officeooo:paragraph-rsid="001155a8"/>
    </style:style>
    <style:style style:name="P11" style:family="paragraph" style:parent-style-name="Heading_20_1">
      <style:paragraph-properties fo:text-align="center" style:justify-single-word="false"/>
      <style:text-properties officeooo:paragraph-rsid="00391bd7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1c7708" officeooo:paragraph-rsid="001c7708"/>
    </style:style>
    <style:style style:name="P13" style:family="paragraph" style:parent-style-name="Text_20_body">
      <style:paragraph-properties fo:text-align="start" style:justify-single-word="false"/>
      <style:text-properties officeooo:rsid="001c7708" officeooo:paragraph-rsid="001f3c1b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0391bd7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officeooo:paragraph-rsid="00391bd7"/>
    </style:style>
    <style:style style:name="P18" style:family="paragraph" style:parent-style-name="Text_20_body">
      <style:paragraph-properties fo:text-align="start" style:justify-single-word="false"/>
      <style:text-properties officeooo:rsid="002b575c" officeooo:paragraph-rsid="002b575c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2b575c" officeooo:paragraph-rsid="002b575c"/>
    </style:style>
    <style:style style:name="T1" style:family="text">
      <style:text-properties officeooo:rsid="0003dc1f"/>
    </style:style>
    <style:style style:name="T2" style:family="text">
      <style:text-properties officeooo:rsid="00059710"/>
    </style:style>
    <style:style style:name="T3" style:family="text">
      <style:text-properties officeooo:rsid="00071971"/>
    </style:style>
    <style:style style:name="T4" style:family="text">
      <style:text-properties officeooo:rsid="00091625"/>
    </style:style>
    <style:style style:name="T5" style:family="text">
      <style:text-properties officeooo:rsid="000ac221"/>
    </style:style>
    <style:style style:name="T6" style:family="text">
      <style:text-properties officeooo:rsid="000ae00f"/>
    </style:style>
    <style:style style:name="T7" style:family="text">
      <style:text-properties officeooo:rsid="000b1617"/>
    </style:style>
    <style:style style:name="T8" style:family="text">
      <style:text-properties officeooo:rsid="000e58ae"/>
    </style:style>
    <style:style style:name="T9" style:family="text">
      <style:text-properties officeooo:rsid="001466f4"/>
    </style:style>
    <style:style style:name="T10" style:family="text">
      <style:text-properties officeooo:rsid="00193247"/>
    </style:style>
    <style:style style:name="T11" style:family="text">
      <style:text-properties officeooo:rsid="001a8842"/>
    </style:style>
    <style:style style:name="T12" style:family="text">
      <style:text-properties officeooo:rsid="0011958d"/>
    </style:style>
    <style:style style:name="T13" style:family="text">
      <style:text-properties officeooo:rsid="001c7708"/>
    </style:style>
    <style:style style:name="T14" style:family="text">
      <style:text-properties officeooo:rsid="001d7610"/>
    </style:style>
    <style:style style:name="T15" style:family="text">
      <style:text-properties officeooo:rsid="001eb1dc"/>
    </style:style>
    <style:style style:name="T16" style:family="text">
      <style:text-properties officeooo:rsid="001f3c1b"/>
    </style:style>
    <style:style style:name="T17" style:family="text">
      <style:text-properties officeooo:rsid="002081ac"/>
    </style:style>
    <style:style style:name="T18" style:family="text">
      <style:text-properties officeooo:rsid="0020a869"/>
    </style:style>
    <style:style style:name="T19" style:family="text">
      <style:text-properties officeooo:rsid="00297cea"/>
    </style:style>
    <style:style style:name="T20" style:family="text">
      <style:text-properties officeooo:rsid="002b575c"/>
    </style:style>
    <style:style style:name="T21" style:family="text">
      <style:text-properties officeooo:rsid="002fe2eb"/>
    </style:style>
    <style:style style:name="T22" style:family="text">
      <style:text-properties officeooo:rsid="00309f52"/>
    </style:style>
    <style:style style:name="T23" style:family="text">
      <style:text-properties officeooo:rsid="0031cabf"/>
    </style:style>
    <style:style style:name="T24" style:family="text">
      <style:text-properties officeooo:rsid="0033bcc7"/>
    </style:style>
    <style:style style:name="T25" style:family="text">
      <style:text-properties officeooo:rsid="0035b005"/>
    </style:style>
    <style:style style:name="T26" style:family="text">
      <style:text-properties officeooo:rsid="00371a26"/>
    </style:style>
    <style:style style:name="T27" style:family="text">
      <style:text-properties officeooo:rsid="00373dcf"/>
    </style:style>
    <style:style style:name="T28" style:family="text">
      <style:text-properties officeooo:rsid="00391bd7"/>
    </style:style>
    <style:style style:name="T29" style:family="text">
      <style:text-properties officeooo:rsid="003b0636"/>
    </style:style>
    <style:style style:name="T30" style:family="text">
      <style:text-properties officeooo:rsid="003bd2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Generative Adversarial Networks to Improve the Robustness of Visual Defect Segmentation by Semantic Networks in Manufacturing Components</text:h>
      <text:p text:style-name="P1"/>
      <text:p text:style-name="P3">- <text:span text:style-name="T6">S</text:span><text:span text:style-name="T1">ynthetic data generation to produce a more balanced dataset cause defective samples can be very low.</text:span></text:p>
      <text:p text:style-name="P3">- <text:span text:style-name="T6">S</text:span><text:span text:style-name="T2">egmentation networks seem important for tasks involving geometry and shape.</text:span></text:p>
      <text:p text:style-name="P3">- <text:span text:style-name="T3">For segmentation networks, </text:span><text:span text:style-name="T4">best performing according to this paper is DeepLabv3+.</text:span></text:p>
      <text:p text:style-name="P3">- <text:span text:style-name="T6">S</text:span><text:span text:style-name="T5">mall datasets seem to be a problem, because defects usually do not have similarities with each other.</text:span></text:p>
      <text:p text:style-name="P3">- <text:span text:style-name="T6">In this paper they use StyleGAN2+DiffAugment </text:span><text:span text:style-name="T7">to help DeepLabv3 improve.</text:span></text:p>
      <text:p text:style-name="P3">- <text:span text:style-name="T8">Essentially they showed that using synthetic images for data augmentation, they helped improve accuracy of the segmentation networks.</text:span></text:p>
      <text:p text:style-name="P3"/>
      <text:h text:style-name="P9" text:outline-level="1">Enhancing Object Detection Performance for Small Objects through Synthetic Data Generation and Proportional Class-Balancing Technique: A Comparative Study in Industrial Scenarios</text:h>
      <text:p text:style-name="P3"/>
      <text:p text:style-name="P3">- <text:span text:style-name="T9">Object Detection </text:span><text:span text:style-name="T10">(OD) </text:span><text:span text:style-name="T9">SOTA seem to under perform on small objects.</text:span></text:p>
      <text:p text:style-name="P3">- <text:span text:style-name="T10">By synthetic datasets of small objects, getting annotated in the process, helps increase the performance of these SOTA OD models, </text:span><text:span text:style-name="T11">by targeting specifically the lower-frequency classes and addressing the imbalanced dataset problem.</text:span></text:p>
      <text:p text:style-name="P3"/>
      <text:h text:style-name="P10" text:outline-level="1"><text:span text:style-name="T12">A review of deep learning‑based approaches for defect detection </text:span>in smart manufacturing</text:h>
      <text:p text:style-name="P2"/>
      <text:p text:style-name="P4">- <text:span text:style-name="T13">The authors layout the following taxonomy for DL-based defect detection methods</text:span></text:p>
      <text:list text:style-name="L1">
        <text:list-item>
          <text:p text:style-name="P12">CNN</text:p>
        </text:list-item>
        <text:list-item>
          <text:p text:style-name="P12">AeNN (Autoencoders)</text:p>
        </text:list-item>
        <text:list-item>
          <text:p text:style-name="P12">DRNN (Residual)</text:p>
        </text:list-item>
        <text:list-item>
          <text:p text:style-name="P12">FCNN</text:p>
        </text:list-item>
        <text:list-item>
          <text:p text:style-name="P12"><text:soft-page-break/>RNN</text:p>
        </text:list-item>
      </text:list>
      <text:p text:style-name="P7">Benefits:</text:p>
      <text:p text:style-name="P5">- <text:span text:style-name="T14">CNN: The CNN based methods enable to learn abstract, important, and high-order features from even the smallest amount of preprocessed or entirely new data and has a significant learning capacity for high-dimensional input datasets</text:span></text:p>
      <text:p text:style-name="P5">- <text:span text:style-name="T14">AeNN: The AeNN based methods are able to represent object information, can separate the foreground area from a complicated background and is noise-resistant</text:span></text:p>
      <text:p text:style-name="P5">- <text:span text:style-name="T14">DRNN: The DRNN performs better in terms of classification because it does not overfit and has reduced convergence loss</text:span></text:p>
      <text:p text:style-name="P5">- <text:span text:style-name="T14">FCNN: Any size image can have its features extracted, and a high-level semantic prior knowledge matrix can be obtained. This has a positive impact on semantic level object detection</text:span></text:p>
      <text:p text:style-name="P5">- <text:span text:style-name="T15">RNN: Since there are fewer sample data, we can learn the key characteristics of the data and minimize information loss during pooling </text:span></text:p>
      <text:p text:style-name="P8">Drawbacks:</text:p>
      <text:p text:style-name="P6">- <text:span text:style-name="T14">CNN: </text:span><text:span text:style-name="T16">The depth of the network will expand along with the capacity to communicate ideas clearly and the complexity of calculations</text:span></text:p>
      <text:p text:style-name="P6">- <text:span text:style-name="T14">AeNN: </text:span><text:span text:style-name="T16">The autoencoder machine must have consistent input and output data dimensions</text:span></text:p>
      <text:p text:style-name="P6">- <text:span text:style-name="T14">DRNN: </text:span><text:span text:style-name="T16">For the network’s structural advantages to be fully utilized, deeper depth must work in conju</text:span><text:span text:style-name="T17">n</text:span><text:span text:style-name="T16">ction with it</text:span></text:p>
      <text:p text:style-name="P6">- <text:span text:style-name="T14">FCNN: </text:span><text:span text:style-name="T18">It is necessary to merge the underlying features with the feature matrix transformation, but the model’s convergence happens slowly</text:span></text:p>
      <text:p text:style-name="P6">- <text:span text:style-name="T15">RNN: </text:span><text:span text:style-name="T18">The RNN model may exhibit an overfitting phenomenon as the number of network training iterations increases</text:span></text:p>
      <text:p text:style-name="P6"/>
      <text:p text:style-name="P6"/>
      <text:h text:style-name="P9" text:outline-level="1">Surface Defect Detection Methods for Industrial Products: A Review</text:h>
      <text:p text:style-name="P1"/>
      <text:p text:style-name="P1"/>
      <text:p text:style-name="P3">- <text:span text:style-name="T19">They divide the DL-based approaches to supervised, unsupervised and weakly supervised methods. For supervised, they lay out classification networks such as ShuffleNet, detection networks such as Faster R-CNN, and segmentation networks such as FCN and Mask R-CNN. </text:span><text:span text:style-name="T20">For unsupervised, they lay out autoencoders and GANs. </text:span></text:p>
      <text:p text:style-name="P3">- <text:span text:style-name="T20">They also lay out key problems with defect detection</text:span></text:p>
      <text:list text:style-name="L2">
        <text:list-item>
          <text:p text:style-name="P19">Real-Time problems</text:p>
        </text:list-item>
        <text:list-item>
          <text:p text:style-name="P19"><text:soft-page-break/>Small Sample Problem</text:p>
        </text:list-item>
        <text:list-item>
          <text:p text:style-name="P19">Small Target Detection Problem</text:p>
        </text:list-item>
        <text:list-item>
          <text:p text:style-name="P19">Unbalanced Sample Identification Problem</text:p>
        </text:list-item>
      </text:list>
      <text:p text:style-name="P18"/>
      <text:p text:style-name="P18"/>
      <text:h text:style-name="P9" text:outline-level="1">YOLO-IMF: An Improved YOLOv8 Algorithm for Surface Defect Detection in Industrial Manufacturing Field</text:h>
      <text:p text:style-name="P3"/>
      <text:p text:style-name="P3">- <text:span text:style-name="T21">They say that Defect detection methods kinda fall into two categories, Two-stage and One-stage methods. Two-stage methods </text:span><text:span text:style-name="T22">obtain some anchor first and then classify (Fast R-CNN, Faster R-CNN) and have high accuracy but have slow detection speed. On the other hand, One-stage methods are end-to-end detection (YOLO</text:span><text:span text:style-name="T23">v5</text:span><text:span text:style-name="T22">, SSD-</text:span><text:span text:style-name="T23">MobileNet</text:span><text:span text:style-name="T22">) but are not as accurate, but are significantly faster in detection speed.</text:span><text:span text:style-name="T21"> </text:span></text:p>
      <text:p text:style-name="P3">- <text:span text:style-name="T21">They improved the YOLOv8 with a change of the loss function </text:span><text:span text:style-name="T24">and it performed better.</text:span></text:p>
      <text:p text:style-name="P3"/>
      <text:h text:style-name="P9" text:outline-level="1">MeDERT: A Metal Surface Defect Detection Model</text:h>
      <text:p text:style-name="P1"/>
      <text:p text:style-name="P3">- <text:span text:style-name="T25">It is based on DERT, a transformer model like BERT. </text:span><text:span text:style-name="T26">It surpasses YOLOv5 and Faster R-CNN baselines.</text:span></text:p>
      <text:p text:style-name="P3"/>
      <text:h text:style-name="P9" text:outline-level="1">An efficient lightweight convolutional neural network for industrial surface defect detection</text:h>
      <text:p text:style-name="P1"/>
      <text:p text:style-name="P3">- <text:span text:style-name="T27">CNN-based approach that focuses on the efficiently lightweight architecture.</text:span></text:p>
      <text:p text:style-name="P3"/>
      <text:h text:style-name="P11" text:outline-level="1"><text:span text:style-name="T28">YOLO-v1 to YOLO-v8, the Rise of YOLO and Its </text:span>Complementary Nature toward Digital Manufacturing and Industrial Defect Detection</text:h>
      <text:p text:style-name="P15"/>
      <text:p text:style-name="P17">- <text:span text:style-name="T28">Introduces the significance of single stage detectors like the YOLO family of architectures</text:span></text:p>
      <text:p text:style-name="P17"><text:soft-page-break/>- <text:span text:style-name="T29">They argue that YOLO is more compatible with the manufacturing industry since it provides accuracy efficiency, detection speed and easy-to-deploy to </text:span><text:span text:style-name="T30">edge</text:span><text:span text:style-name="T29"> device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3:19:00.997216069</meta:creation-date>
    <dc:date>2024-08-29T00:07:44.207261251</dc:date>
    <meta:editing-duration>PT7H46M3S</meta:editing-duration>
    <meta:editing-cycles>40</meta:editing-cycles>
    <meta:generator>LibreOffice/24.2.5.2$Linux_X86_64 LibreOffice_project/420$Build-2</meta:generator>
    <meta:document-statistic meta:table-count="0" meta:image-count="0" meta:object-count="0" meta:page-count="4" meta:paragraph-count="46" meta:word-count="708" meta:character-count="4690" meta:non-whitespace-character-count="4033"/>
  </office:meta>
</office:document-meta>
</file>